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rvidor de Banco de Dados com Linux</text:p>
      <text:p text:style-name="Standard"/>
      <text:p text:style-name="Standard">_Instalando o MySQL_</text:p>
      <text:p text:style-name="Standard"/>
      <text:p text:style-name="Standard">apt search mysql-server</text:p>
      <text:p text:style-name="Standard"/>
      <text:p text:style-name="Standard">apt install mysql-server-8.0 -y</text:p>
      <text:p text:style-name="Standard">Installa o mysql</text:p>
      <text:p text:style-name="Standard"/>
      <text:p text:style-name="Standard">Para acessar serviço do banco de dados:</text:p>
      <text:p text:style-name="Standard">mysql -u root -p</text:p>
      <text:p text:style-name="Standard"/>
      <text:p text:style-name="Standard">Irá acessar prompt para execução de comandos no banco de dados, como criação de tabelas, etc</text:p>
      <text:p text:style-name="Standard"/>
      <text:p text:style-name="Standard">show databases;</text:p>
      <text:p text:style-name="Standard">Apresenta a lista de databases criados</text:p>
      <text:p text:style-name="Standard"/>
      <text:p text:style-name="Standard">create database meubanco;</text:p>
      <text:p text:style-name="Standard">Cria um novo database</text:p>
      <text:p text:style-name="Standard"/>
      <text:p text:style-name="Standard">use meubanco;</text:p>
      <text:p text:style-name="Standard">Conecta no database</text:p>
      <text:p text:style-name="Standard"/>
      <text:p text:style-name="Standard">create table pessoa (id int, nome varchar(50), sobrenome varchar(50), endereco varchar(100), cidade varchar(50));</text:p>
      <text:p text:style-name="Standard">Cria a tabela pessoa no banco de dados</text:p>
      <text:p text:style-name="Standard"/>
      <text:p text:style-name="Standard">show tables;</text:p>
      <text:p text:style-name="Standard">Mostra as tabelas criadas no database selecionado</text:p>
      <text:p text:style-name="Standard"/>
      <text:p text:style-name="Standard">insert into pessoa (id, nome, sobrenome, endereco, cidade) values</text:p>
      <text:p text:style-name="Standard">(1, 'João', 'da Silva', 'Rua Capitão Porfírio, 1212', 'Montenegro-RS'),</text:p>
      <text:p text:style-name="Standard">(2, 'Maria Dolores', 'da Silva', 'Rua Capitão Porfírio, 1212', 'Montenegro-RS'),</text:p>
      <text:p text:style-name="Standard">(3, 'Sérgio Augusto', 'Motta', 'Rua Duque de Caxias, 11', 'Montenegro-RS');</text:p>
      <text:p text:style-name="Standard">Insere dados no banco de dados</text:p>
      <text:p text:style-name="Standard"/>
      <text:p text:style-name="Standard">Para sair do prompt de comando do banco de dados:</text:p>
      <text:p text:style-name="Standard">exit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9T12:46:23.624000000</dc:date>
    <meta:editing-duration>PT2M39S</meta:editing-duration>
    <meta:editing-cycles>1</meta:editing-cycles>
    <meta:document-statistic meta:table-count="0" meta:image-count="0" meta:object-count="0" meta:page-count="1" meta:paragraph-count="25" meta:word-count="152" meta:character-count="990" meta:non-whitespace-character-count="863"/>
    <meta:generator>LibreOffice/7.3.0.3$Windows_X86_64 LibreOffice_project/0f246aa12d0eee4a0f7adcefbf7c878fc2238db3</meta:generator>
  </office:meta>
</office:document-meta>
</file>